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6.589375cm"/>
    </style:style>
    <style:style style:name="co2" style:family="table-column">
      <style:table-column-properties fo:break-before="auto" style:column-width="2.93687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4.65666666666667cm"/>
    </style:style>
    <style:style style:name="ro1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Klasse</text:p>
          </table:table-cell>
          <table:table-cell office:value-type="string" table:style-name="ce1">
            <text:p>Autor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sciiStringBuilder</text:p>
          </table:table-cell>
          <table:table-cell office:value-type="string" table:style-name="ce1">
            <text:p>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ontReade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 = Michael Mic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trol</text:p>
          </table:table-cell>
          <table:table-cell office:value-type="string" table:style-name="ce1">
            <text:p>M &amp; P</text:p>
          </table:table-cell>
          <table:table-cell office:value-type="string" table:style-name="ce1">
            <text:p>P = Philipp Muh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nballGame</text:p>
          </table:table-cell>
          <table:table-cell office:value-type="string" table:style-name="ce1">
            <text:p>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rogramm</text:p>
          </table:table-cell>
          <table:table-cell office:value-type="string" table:style-name="ce1">
            <text:p>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lassNotSupportedException</text:p>
          </table:table-cell>
          <table:table-cell office:value-type="string" table:style-name="ce1">
            <text:p>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SupportedNumberOfPlayersException</text:p>
          </table:table-cell>
          <table:table-cell office:value-type="string" table:style-name="ce1">
            <text:p>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ont</text:p>
          </table:table-cell>
          <table:table-cell office:value-type="string" table:style-name="ce1">
            <text:p>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ontBig</text:p>
          </table:table-cell>
          <table:table-cell office:value-type="string" table:style-name="ce1">
            <text:p>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ontElectronic</text:p>
          </table:table-cell>
          <table:table-cell office:value-type="string" table:style-name="ce1">
            <text:p>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ontStraight</text:p>
          </table:table-cell>
          <table:table-cell office:value-type="string" table:style-name="ce1">
            <text:p>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ackgroundArrayGenerator</text:p>
          </table:table-cell>
          <table:table-cell office:value-type="string" table:style-name="ce1">
            <text:p>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ntrolsDisplay</text:p>
          </table:table-cell>
          <table:table-cell office:value-type="string" table:style-name="ce1">
            <text:p>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ameOverScreen</text:p>
          </table:table-cell>
          <table:table-cell office:value-type="string" table:style-name="ce1">
            <text:p>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ui</text:p>
          </table:table-cell>
          <table:table-cell office:value-type="string" table:style-name="ce1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feDisplay</text:p>
          </table:table-cell>
          <table:table-cell office:value-type="string" table:style-name="ce1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artScreen</text:p>
          </table:table-cell>
          <table:table-cell office:value-type="string" table:style-name="ce1">
            <text:p>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verable</text:p>
          </table:table-cell>
          <table:table-cell office:value-type="string" table:style-name="ce1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rawable</text:p>
          </table:table-cell>
          <table:table-cell office:value-type="string" table:style-name="ce1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vels</text:p>
          </table:table-cell>
          <table:table-cell office:value-type="string" table:style-name="ce1">
            <text:p>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ections</text:p>
          </table:table-cell>
          <table:table-cell office:value-type="string" table:style-name="ce1">
            <text:p>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lipperFinger</text:p>
          </table:table-cell>
          <table:table-cell office:value-type="string" table:style-name="ce1">
            <text:p>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lipperFingerControl</text:p>
          </table:table-cell>
          <table:table-cell office:value-type="string" table:style-name="ce1">
            <text:p>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ftFlipperFinger</text:p>
          </table:table-cell>
          <table:table-cell office:value-type="string" table:style-name="ce1">
            <text:p>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ghtFlipperFinger</text:p>
          </table:table-cell>
          <table:table-cell office:value-type="string" table:style-name="ce1">
            <text:p>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veStatus</text:p>
          </table:table-cell>
          <table:table-cell office:value-type="string" table:style-name="ce1">
            <text:p>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unchControl</text:p>
          </table:table-cell>
          <table:table-cell office:value-type="string" table:style-name="ce1">
            <text:p>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intDoor</text:p>
          </table:table-cell>
          <table:table-cell office:value-type="string" table:style-name="ce1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intDoorFactory</text:p>
          </table:table-cell>
          <table:table-cell office:value-type="string" table:style-name="ce1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nPhysicEntity</text:p>
          </table:table-cell>
          <table:table-cell office:value-type="string" table:style-name="ce1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leporter</text:p>
          </table:table-cell>
          <table:table-cell office:value-type="string" table:style-name="ce1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leporterFactory</text:p>
          </table:table-cell>
          <table:table-cell office:value-type="string" table:style-name="ce1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mper</text:p>
          </table:table-cell>
          <table:table-cell office:value-type="string" table:style-name="ce1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rcleEntity</text:p>
          </table:table-cell>
          <table:table-cell office:value-type="string" table:style-name="ce1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intCover</text:p>
          </table:table-cell>
          <table:table-cell office:value-type="string" table:style-name="ce1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neWall</text:p>
          </table:table-cell>
          <table:table-cell office:value-type="string" table:style-name="ce1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lygonEntity</text:p>
          </table:table-cell>
          <table:table-cell office:value-type="string" table:style-name="ce1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tatingCross</text:p>
          </table:table-cell>
          <table:table-cell office:value-type="string" table:style-name="ce1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ble</text:p>
          </table:table-cell>
          <table:table-cell office:value-type="string" table:style-name="ce1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hysicEntity</text:p>
          </table:table-cell>
          <table:table-cell office:value-type="string" table:style-name="ce1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ll</text:p>
          </table:table-cell>
          <table:table-cell office:value-type="string" table:style-name="ce1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ighScoreManager</text:p>
          </table:table-cell>
          <table:table-cell office:value-type="string" table:style-name="ce1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ayer</text:p>
          </table:table-cell>
          <table:table-cell office:value-type="string" table:style-name="ce1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ayerManager</text:p>
          </table:table-cell>
          <table:table-cell office:value-type="string" table:style-name="ce1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rcle</text:p>
          </table:table-cell>
          <table:table-cell office:value-type="string" table:style-name="ce1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ne</text:p>
          </table:table-cell>
          <table:table-cell office:value-type="string" table:style-name="ce1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i</text:p>
          </table:table-cell>
          <table:table-cell office:value-type="string" table:style-name="ce1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llisionData</text:p>
          </table:table-cell>
          <table:table-cell office:value-type="string" table:style-name="ce1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ordinate</text:p>
          </table:table-cell>
          <table:table-cell office:value-type="string" table:style-name="ce1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ttings</text:p>
          </table:table-cell>
          <table:table-cell office:value-type="string" table:style-name="ce1">
            <text:p>M &amp; 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llHelper</text:p>
          </table:table-cell>
          <table:table-cell office:value-type="string" table:style-name="ce1">
            <text:p>M &amp; P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ckUp</text:p>
          </table:table-cell>
          <table:table-cell office:value-type="string" table:style-name="ce1">
            <text:p>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assen/Software Entwurf</text:p>
          </table:table-cell>
          <table:table-cell office:value-type="string" table:style-name="ce1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phische Darstellung des Klassendiagrams</text:p>
          </table:table-cell>
          <table:table-cell office:value-type="string" table:style-name="ce1">
            <text:p>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naufnahmen</text:p>
          </table:table-cell>
          <table:table-cell office:value-type="string" table:style-name="ce1">
            <text:p>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sarbeitung</text:p>
          </table:table-cell>
          <table:table-cell office:value-type="string" table:style-name="ce1">
            <text:p>M &amp; 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CII Art</text:p>
          </table:table-cell>
          <table:table-cell office:value-type="string" table:style-name="ce1">
            <text:p>M &amp; P</text:p>
          </table:table-cell>
          <table:table-cell table:number-columns-repeated="16382"/>
        </table:table-row>
        <table:table-row table:number-rows-repeated="104851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Michael Mican</dc:creator>
    <meta:creation-date>2019-06-22T13:31:04Z</meta:creation-date>
    <dc:date>2019-06-23T12:53:08Z</dc:date>
    <meta:editing-cycles>3</meta:editing-cycles>
    <meta:editing-duration>PT0S</meta:editing-duration>
  </office:meta>
</office:document-meta>
</file>